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1.140208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art Time</text:p>
          </table:table-cell>
          <table:table-cell office:value-type="string" table:style-name="ce1">
            <text:p>Teilnehmer 1</text:p>
          </table:table-cell>
          <table:table-cell office:value-type="string" table:style-name="ce1">
            <text:p>Teilnehmer 2</text:p>
          </table:table-cell>
          <table:table-cell office:value-type="string" table:style-name="ce1">
            <text:p>Flavour-Text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Achs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response to Italian surrender to the Allie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Anto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ccuppation of Vichy France after Italian support in 19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Blau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string" table:style-name="ce1">
            <text:p>German defense planning on the eastern border, in tandem with Fall Rot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Blau</text:p>
          </table:table-cell>
          <table:table-cell office:value-type="float" office:value="1938" table:style-name="ce1">
            <text:p>1938</text:p>
          </table:table-cell>
          <table:table-cell table:number-columns-repeated="2" table:style-name="ce1"/>
          <table:table-cell office:value-type="string" table:style-name="ce1">
            <text:p>German air force research, later renamed Planstudie 3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Blau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against Voronezh, Russi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Blume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Northern Franc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Blume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Southern Franc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Brau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s against the Maginot Line on the French-German border in conjunction with Fall Grü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Falk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s against the Maginot Line on the French-German border, part of Fall Grü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Falk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Norway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Forelle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the Balkans via the Adriatic Se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Forelle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the Balkans via the Aegean Se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Gelb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invasion of the Low Countries of Belgium, the Netherlands, and Luxembour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Grün</text:p>
          </table:table-cell>
          <table:table-cell office:value-type="float" office:value="1938" table:style-name="ce1">
            <text:p>1938</text:p>
          </table:table-cell>
          <table:table-cell table:number-columns-repeated="2" table:style-name="ce1"/>
          <table:table-cell office:value-type="string" table:style-name="ce1">
            <text:p>German plan for invasion of Czechoslovaki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s against the Maginot Line on the French-German border in conjunction with Fall Brau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plan for a diversionary invasion of Ireland in support of Operation Seelöw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Hann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Denmar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Mard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Italy, activated after Allies launched Operation Shing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Marder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Italy via the Ligurian Sea, part of Fall Mar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Marder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Italy via the Adriatic Sea, part of Fall Mar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Otto</text:p>
          </table:table-cell>
          <table:table-cell office:value-type="float" office:value="1937" table:style-name="ce1">
            <text:p>1937</text:p>
          </table:table-cell>
          <table:table-cell table:number-columns-repeated="2" table:style-name="ce1"/>
          <table:table-cell office:value-type="string" table:style-name="ce1">
            <text:p>German plan to occupy Aust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Richard</text:p>
          </table:table-cell>
          <table:table-cell office:value-type="float" office:value="1937" table:style-name="ce1">
            <text:p>1937</text:p>
          </table:table-cell>
          <table:table-cell table:number-columns-repeated="2" table:style-name="ce1"/>
          <table:table-cell office:value-type="string" table:style-name="ce1">
            <text:p>German contingency planning for Soviet takeover of Sp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string" table:style-name="ce1">
            <text:p>German defense planning on the western border, in tandem with Fall Bla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7" table:style-name="ce1">
            <text:p>1937</text:p>
          </table:table-cell>
          <table:table-cell table:number-columns-repeated="2" table:style-name="ce1"/>
          <table:table-cell office:value-type="string" table:style-name="ce1">
            <text:p>Planned German invasion of Czechoslovak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bombing of Wielun, Poland, part of Fall Weis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invasion of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all Weiß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invasion of Po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Generalplan Os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plan for genocide throughout Europ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ampf um Ro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for the Nettuno area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.43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Italian convoy missions to Tripoli,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Operation 25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invasion of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505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Tuzla,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-Bewegung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preparation for the invasion of Poland, part of Fall Weis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s on the British Royal Air Force, aimed to soften defenses for a future ground invasion, also known as Operation Adlerangriff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Chechivichi region of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on the north Dalmatian coast in Yugoslavia, with focus in the cities of Rijeka, Karloba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dlerangriff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s on the British Royal Air Force, aimed to soften defenses for a future ground invasion, also known as Operation Adl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ttack of the American fleet off Saipan, Mariana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id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ttacks in Egypt and Libya with aim on Tobruk, Lyb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ktion 24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Aborted German suicide aerial attack on bridges over river Weichsel in attempt to disrupt Soviet supply lin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the Aleutian Islands, Alaska, United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b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bi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bij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f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fre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mining off Dover, England, Britain using surface vesse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penfestung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plan for a redoubt in the German Alp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penveilchen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Aborted German intervention during the Italian invasion of Alba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tenbeke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Adalsnes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tona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Arendal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mbassado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commando raid on British crown dependency Bailiwick of Guernsey off the French coas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mina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Failed German attempt to destroy oil refineries in Abadan, Ir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ntim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perations in Roma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rashi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Japanese air raid on Ulithi, Carolin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rnim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rra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Lipik-Novska-Okucani reg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rtus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Irish Republican Army plan to coordinate IRA and German intelligence operations, also known as Plan Kathle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s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evacuation of Esto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ttack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minelaying operation north of Corsica,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ttik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Tuapse, Russia in the Caucasus reg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ttila</text:p>
          </table:table-cell>
          <table:table-cell office:value-type="string" table:style-name="ce1">
            <text:p>1940-1942</text:p>
          </table:table-cell>
          <table:table-cell table:number-columns-repeated="2" table:style-name="ce1"/>
          <table:table-cell office:value-type="string" table:style-name="ce1">
            <text:p>German occuppation of Vichy France prior to Italian support in 194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ufbau Os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preparations for Operation Barbaros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usladu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ffensive near Tunis, Tunisia in conjunction with Operation Ochsenkopf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the Maginot Line on the German-French border, part of Fall Ro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Japanese invasion of Sarawak, Borne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Bur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mber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obruisk, Belorussia in conjunction with Operation München 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n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defensive operation at the Irrawaddy River in Bur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rbarossa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invasion of the Soviet Un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ethoven</text:p>
          </table:table-cell>
          <table:table-cell office:value-type="string" table:style-name="ce1">
            <text:p>1941-1945</text:p>
          </table:table-cell>
          <table:table-cell table:number-columns-repeated="2" table:style-name="ce1"/>
          <table:table-cell office:value-type="string" table:style-name="ce1">
            <text:p>German program to develop composite aircraf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owulf I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Planned German offensive of the Baltic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owulf II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offensive of the Baltic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gwies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on the Primošten Peninsul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gwind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Axis anti-partisan operation at the Moslavacka Mountains southeast of Zagreb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lin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commerce raid in the Atlantic Ocean performed by Scharnhorst and Gneisena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nhar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mining off Dover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nhar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plan to destablize British economy with counterfeit British bank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t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t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ttelstab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offensive at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en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Alsten Island and Sandnessjøen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enenhau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lo gor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lo gora Os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Bilo gor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rk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plan to withdraw from northern Finland prior to the Lapland Wa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rkhah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evacuation o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aufuchs 1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Staging of German forces from Germany to northern Finland, part of Operation Silberfuch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aufuchs 2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Staging of German forces from Norway to northern Finland, part of Operation Silberfuch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e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perations in Roma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itz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Našice-Ðakovo region of Slove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itzableiter</text:p>
          </table:table-cell>
          <table:table-cell office:value-type="string" table:style-name="ce1">
            <text:p>1939-1945</text:p>
          </table:table-cell>
          <table:table-cell table:number-columns-repeated="2" table:style-name="ce1"/>
          <table:table-cell office:value-type="string" table:style-name="ce1">
            <text:p>German bacteriological weapons resea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üch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the Strait of Kerch and Rshev, Russia in the Caucasus region, part of Fall Bla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ücher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the Strait of Kerch in the Caucasus region in Southern Russia, part of Fall Bla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dden</text:p>
          </table:table-cell>
          <table:table-cell office:value-type="string" table:style-name="ce1">
            <text:p>1937-1943</text:p>
          </table:table-cell>
          <table:table-cell table:number-columns-repeated="2" table:style-name="ce1"/>
          <table:table-cell office:value-type="string" table:style-name="ce1">
            <text:p>German Abwehr intelligence gathering system in Spain and Morocc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denplatt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air raid against Allied airbases in the Netherlands and Belgium in support of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gdanow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construction operation to build rail bridges between Lida and Molochtschno in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ndfackel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ndung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Axis attack toward El Alamein,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u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build-up of defenses in Tunis, Tunisia in the response to Allied Operation To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u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unschwei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toward Stalingrad and the general Caucasus region in Southern Russia, part of Fall Bla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unschwei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 Istria Peninsul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eme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in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ückenschla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empt to break the Russian envelopment of German troops in Demyansk, south of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unhil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Planned German evacuation from the Caucasus region in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üffel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ir operation to relieve troops in Narvik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üffel-Bewegu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evacuation of Rshev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urdock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ussar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ffensive in the Caucasus region of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reconnaissance and raid operations in the Indian Oce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esar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Failed transfer of technical plans and strategic materials from Germany to Japan, using submarine U-86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nna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ccupation of Zagreb, Sisak, and Bjelovar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nna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area between the Sava and Drava River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pr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counterattack at Medenine,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rdac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near Cardaci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sanov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 utilizing German aircraft to deceive partisan fight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stigo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erial bombing of Belgrade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ristros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Early name for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lausewitz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Second phase of the German summer offensive in the Caucasus region of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ttbu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Polotsk, Lepel, and Borisov in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yril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at the Glogovnica Canal on the Casma River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the Andama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ampfhamm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third phase of the German summer offensive in the Caucasus region of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an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operation after the failed Operation U-Go offensive in Ind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the Dalmatian islands in Adriatic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withdrawal from Saaremaa, Esto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lt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Wester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rffling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pincer operation against Ostazchkov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irschau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operation to safeguard the rail bridge at Tczew, Poland during the invas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mino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The second aborted German Arctic sortie by Scharnhorst, Prinz Eugen, and destroy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nnerkei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ircraft cover for Operation Cerber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nnerkei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nnerschla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break-out movement from Stal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nnerschla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along the river Obdol i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ppelkopf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ffensive to relieve troops fighting in Lat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ppelschla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shipping operation off Novaya Zemlya by Admiral Scheer and Admiral Hipp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ppelspru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Planned German evacuation of bridgeheads at the river Maas (Meuse) west of Arnhem, the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r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peration to disrupt British supply lines in Southern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raufgäng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raufgäng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Montenegro, Yugoslavia and in Northern Alba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reieck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reznic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Velika Kapela Mountains in the Independent State of Croatia to secure a supply rout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ubrovnik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along the road between Zagreb and Varazdi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ubrovnik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along the road between Zagreb and Varazdin in the Independent State of Croatia, coninuation of Operation Dubrovi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ünkirchen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Krašic reg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ünkirchen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Krašic region in the Independent State of Croatia, continuation of Operation Dünkirchen 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Japanese invasion of Thailand and Northeast Mala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delwe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ttack of the oil-rich Caucasus region in southern Russia, part of Operation Braunschwei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ch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peration to rescue Benito Mussolini from Allied imprisonmen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lbote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ttacks on Allied positions at the Dorsal Mountains in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lbote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Canceled German attacks on Allied positions at the Dorsal Mountains in Tunisia following Operation Eilbote 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nhor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invasion of Kos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se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commando operation to occupy the bridge over the Albert Canal in Belgiu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senhamm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Planned German aerial bombing operation against power generators in Moscow and Gorky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sfjor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naval bombardment of Spitzbergen, Svalbard Islands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issto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ir raids against Russian Baltic Fleet at Kronstadt and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ls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gents infiltration into the US to gather intelligence on Manhattan Projec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mil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west of Kni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rnteeinbringu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east of Zagreb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rntefest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west of Ossipovichi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rntefest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near Minsk and Slutsk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alk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Papuk Mountain and Bilo gor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lix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Gibraltar via the Iberian Peninsu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mountains northeast of Tuzl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stun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paratrooper attack on the Hague, Rotterdam, Dordrecht, and Moerdijk in the Netherlands, part of Fall Gelb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uerste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defensive build-up of the Italian Alpine pass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uerweh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Failed German anti-partisan operation in Macedo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uerzang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 Dalmatian islands in Adriatic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string" table:style-name="ce1">
            <text:p>1936-1939</text:p>
          </table:table-cell>
          <table:table-cell table:number-columns-repeated="2" table:style-name="ce1"/>
          <table:table-cell office:value-type="string" table:style-name="ce1">
            <text:p>German transfer of weapons and personnel to Francisco Franco's forces in the Spanish Civil Wa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attack on Leningrad, Russia, renamed to Operation Nordlich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struction of bridges near Florence,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ischfa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counterattack to the Allied invasion of Anzio,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ischreih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Stalingrad and Astrakhan, Russia, partof Fall Bla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ledermaus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erial bombing of British airfiel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liederblüt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ttack of British units at the 'Banana Ridge' in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liegenfäng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Memici and Osmaci in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oc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öh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west of Banja Luka to open the road between Bosanski Novi and Prijedor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orel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peration to disrupt Russian supply lines on the Danube River near Budapest, Hunga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anz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commando operation against British supply lines in Ir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edericus 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Kharkov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edericus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Odessa, Ukraine as a follow-up to Operation Fredericus 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eihei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destruction of a bridge on the Oder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Canceled German operation to take the island of Vis off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relief operation for troops trapped near Minsk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ied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itz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Planned German invasion of the Soviet Union, later abandoned in favor of Operation Barbaros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onttheat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The first aborted German Arctic sortie by Scharnhorst, Prinz Eugen, and destroy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oschlaich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ir raids against Russian Navy at Leningrad, Russia, part of Operation Eisstos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ühli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 Jura Mountains in Souther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ühlingsanfa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at Primorska and Gorenjska in Slove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ühlingserwache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counter-attack against Russian troops near Budapest, Hunga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ühlingsfes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Lepel, Belorussia as a follow-up operation of Operation Regenschau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ühlingssturm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Axis anti-partisan operation along the Danube River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ühlingswet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area between Knin and Kistanje in the Independent State of Croatia to secure a supply rout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ühlungswin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ttack on Faid Pass near Sidi bou Zid,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uška gor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Canceled Japanese plan to isolate Australia by capturing New Caledonia, Samoa, and Fij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U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Japanese invasion of Indochin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uchsjag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Ivanzcic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uchsjagd I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Kalnik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u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erial bombing of the United States via balloo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paratrooper attack on Ghent in the Netherlands, part of Fall Gelb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amm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audo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Italian naval action against British ships north of Crete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eie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f the Maginot Line on the French-Germany border north of Kehl, Germany, part of Fall Grü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eiserich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Split on the coast of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emsbock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 region near the Greek-Albanian border before Operation Einhorn, renamed to Operation Feuerzaub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eor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attack on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ertraud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Planned German aerial bombing of hydropower plants east of Moscow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ertru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response in case of Turkey joining the All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esellenprüfu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minelaying operation via S-Boat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isell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invasion of the Iberian peninsula, revised from Operation Isabel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neisenau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diversionary attack on two bridges on the French-German border, part of Fall Grü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ötz v. Berlichingen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ir raids against Russian Navy at Leningrad, Russia, part of Operation Eisstos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ani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paratrooper attack on Belgian Fort Eben-Ema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eif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Orsha and Witebsk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eif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infiltration of Allied rear areas using Allied uniforms, part of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oßer Schla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Planned German mass-deployment of fighters against Allied bomb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ü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ün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at the Kupa River between the Sava and the Farkašic-Kravarsko line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üne Bewegun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landing at Brighton, England, Britain, part of Operation Seelöw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ünpfeil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occupation of the Channel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ünspech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ünth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Smolensk, Russia prior to Operation Zitadel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ustav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Celeb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bich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diversionary attack on Mulhouse, France, part of Fall Grü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bich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g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peration in the Caucasus region of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gen Bewegu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evacuation operation near Oryol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ction to isolate and destroy Anglo-Indian forces at Arakan, Burma, precursor to Operaion U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ifisch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Trogir in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ifisch I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eceptive operation to hint a false invasion of Scotland and England, Britain from Norway before the start of Operation Barbaros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ifisch II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eceptive operation to hint a false invasion of Scotland and England, Britain from Norway before the start of Operation Barbaros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mbur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invasion of the island of Lemnos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operation to take the bridge over the Corinth Canal, near Corinth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evacuation of East Prussia, German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nnover 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peration near Vyazma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nnover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the upper Dnieper River region (Belorussia and Ukraine)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rpun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eceptive operation to hint a false invasion of southern England, Britain from France before start of Operation Barbaros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rtmu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submarine operations in Norwegian wat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senjag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Gomel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udeg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intelligence gathering in Spitzbergen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ch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First German submarine wolfpack raid in the North Atlantic Oce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id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flooding of parts of the Netherlands to hinder Allied advance, later renamed to Operation Sto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inric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ceptive operation in support of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gewitter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at Peljesac peninsula in the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gewitter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at Peljesac peninsula in the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gewitter I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s at the islands of Mljet, Hvar, Brac, and Solta off the coast of Croatio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gewitter IV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s at the islands of Mljet, Hvar, Brac, and Solta off the coast of Croatio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laub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operation in the Caucasus region of Southern Russia, near Krasnoarmei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nebel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Rejected German plan to withdraw German troops in Italy behind the Po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reis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diversionary invasion of Scotland, Britain, part of Operation Seelöw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bstzeitlos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plan to advance to the Don and Volga Rivers in the Caucasus region of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kule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airborne invasion of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man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Vilnius and Polotsk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man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attack on British air units in Belgium and the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rmel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cruiser Lützow operation in the Baltic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u-Akti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enslavement of East European children between the age of 10 and 15 to work in the German armament indust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ikari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Japanese reconnaissance of Ulithi Atoll, Caroline Islands, part of Operation Arash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immler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staged attacks in Poland to justify invasion, part of Fall Weis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inei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submarine operation against an Allied convoy in the North Atlantic Oce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ohes Ven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paratrooper operation as a part of Operation Greif of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olzaug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ctivities in Gre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ornbläs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attack on Alexandria harbor,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ornu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orrid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bertus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Pindus Mountains region of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mmel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intelligence gathering for Operation Seelöw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mmer</text:p>
          </table:table-cell>
          <table:table-cell office:value-type="string" table:style-name="ce1">
            <text:p>1940-1945</text:p>
          </table:table-cell>
          <table:table-cell table:number-columns-repeated="2" table:style-name="ce1"/>
          <table:table-cell office:value-type="string" table:style-name="ce1">
            <text:p>German infiltration of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ndesoh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ccupation of Sofia, Bulga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sa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Canceled German anti-shipping operation in Kara Sea by Lützow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Japanese air raid against Allied advances on New Guinea and Guadalcanal, Solomo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bex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ir raids on London and other nearby British cit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chi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ttack in Eastern China to link up Northern China and Indochin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karus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Iceland in response to British Operation Fork, originally planned to launch in conjunction with Operation Seelöw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lon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invasion of the Iberian peninsula, revised from Operation Isabel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lti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ngebor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east of Karlovac and north of the Kupa River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nse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ction at Hydra Island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rak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eployment of aircraft to Iraq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sabella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Planned German invasion of the Iberian peninsu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stri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Norther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va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the Dutch East Ind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acob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Uzda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ajc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ajc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Vrbas Valley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ajce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ajce I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da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Bulga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naval operation against British shipping off Narvik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naval operation to disrupt Allied supplies to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-1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reconnaissance and air raid on Pearl Harbor, Hawaii, United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-2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reconnaissance and air raid on Pearl Harbor, Hawaii, United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plan to destroy the American fleet and recapture Guadalcanal, Solomo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n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defensive plan in Southern Bur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r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deployment of naval vessels in the English Chann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rlsba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nti-partisan operation in the Berezina River region of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rlshafe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against Kristiansand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stani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Prijedor-Sanski Most-Omarska are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ste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thlee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Ir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aub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at the Sava River in the Independent State of Croatia, destroying all boats and ferr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Japanese evacuation of Guadalcanal, Solomo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Japanese evacuation of Kiska, Aleutian Islands, Alaska, United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e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Planned Japanese operation to use transports to land suicide troops on American airfields in the Mariana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etsu-Go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Japanese defense plan against potential American invasion of the Japanese hom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iebitz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POW rescue operation via submarine into the St. Lawrence River in Canad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ikusui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Japanese special attack against American ships off Okinawa, Jap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labauterman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peration against Russian supply lines near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lar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Velika Kladuša are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lašnic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lette 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defensive operation on Biak Island, New Guin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n-Go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Planned Japanese offensive against American ships using manned torpedo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nrad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Axis attack near Budapest, Hungary to relieve the sourrned cit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nstant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seizure of Italian equipment and territory upon the Italian surren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penhag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defensive build-up of the French and Italian Alpine pass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ral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 Sporades Islands, Greece, previously named Operation Neptu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rmora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Minsk and Borisov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rnblum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Fruška gor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ozar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rause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rause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rem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deceptive operation in support of Operation Edelwe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reševo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reuzot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rimhilde Bewegu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evacuation of the Caucasus region in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uckuckse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Canceled German attack on British units at the Fondouk Pass,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area between Rogatica and Vlasenic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near Vitebsk, Belar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landing operation in Palembang, Sumat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chsfan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combined German and Finnish attack against Kandalaksha and Belomor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ndbrück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empt to hold a narrow connection near Demyansk, south of Leningrad, Russia to prevent envelopmen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ndsturm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Makarska in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ndwir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submarine operation against the Allied fleet off France during the Normandy invas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uffeu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area south of Sid and near Ilok in Syrmi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ur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Proposed German evacuation of Courland, Lat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win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Axis anti-partisan operation in the Lašva Valley and Travnik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eand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across the Lika Mountains to Zadar on the coast of the Independent State of Croatia after the Italian surren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ehrga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evacuation of Sicily, Italy over the Strait fo Messin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el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eopar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landings on Leros of the Dodecanese Islands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ichtermee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ir attack against British airfields for bomb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ichtschla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attack north of Cholm, Russia near the Lovat and Kunya Riv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ik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Planned German anti-partisan operation against Josip Broz Tito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il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empt to capture French fleet at Toulon,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og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65-day air offensive against London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öw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Britain, precursor of Operation Seelöw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chs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breakthrough between Breisach and Strasbourg, France, part of Fall Grü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ci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the Dutch island of Texel in the North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dwi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plan against an Allied landing at Livorno,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ftparad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night raid against British air bas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po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Italian convoy missions to Tripoli,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üttic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counter-offensive at Mortain, France in responce to Operation Cob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Japanese invasion of the Philippin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ibau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Vlasenica in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Norther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anti-partisan operation in Tuzla in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ikäf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abruysk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lari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Osipovichi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njaca Mountain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rgarethe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ccupation of Hunga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rgarethe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ccupation of Roma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riann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rita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invasion of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rti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Planned German attack of the Ardennes region as proposed by Gerd von Rundstet, rejected by Adolf Hitler for being too conservativ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ärzfieb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u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drive toward the Caucasus region in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erku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invasion of Crete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erku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ess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mining of the Ligurian Sea off Norther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Failed Japanese invasion of Midway Is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chae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Canceled German evacuation of Crim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rko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tt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tte Jul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ttelmeer</text:p>
          </table:table-cell>
          <table:table-cell office:value-type="string" table:style-name="ce1">
            <text:p>1940-1941</text:p>
          </table:table-cell>
          <table:table-cell table:number-columns-repeated="2" table:style-name="ce1"/>
          <table:table-cell office:value-type="string" table:style-name="ce1">
            <text:p>German reinforcement of the Italian Regia Aeronautica in the Mediterranean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borted Japanese invasion of Port Moresby, New Guni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ndscheinsonat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night raid on Coventry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orbran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attack near Pogostje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rgenluf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ttack on Gafsa,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rgenröt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several Dutch bridg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rgenrö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counterattack to the Allied invasion of Anzio and Nettuno,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rgenster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rgenwind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landing on the island of Brac off the coast of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rgenwind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landing on the island of Solta off the coast of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slavacka gor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öwe 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operation to sabotage aluminum factories in southern Scot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öwe V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Canceled German plan to land agents in Scot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ünch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fallback to the Arno River in the Tuscany region of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ünchen 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ünchen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Radoshkovichi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paratrooper attack of Namur, Belgiu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chbarhilfe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chbarhilfe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Mglin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pfkuch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u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umbur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landing at Narvik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belübun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Liège, Belgium, part of Fall Gelb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lly U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towing of a 3000-ton drydock from Mariupol to Odessa, Ukrain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ptu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counter-offensive at Myschanko-Berg during the Battle of Stalingra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ptu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 Sporades Islands, Greece, later renamed to Operation Koral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ulan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submarine operation in the Caribbean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ibelungenfahr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ienbur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ction against Narvik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iwi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troop deployment in Belgium, part of Fall Gelb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warship Admiral Scheer's raid in the North Atlantic Oce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Denmark and Norway, later renamed to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lich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attack on Leningrad, Russia, formerly planned as Operation Feuerzaub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lich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withdrawal from the Kola Peninsula into Norway after Finland switched sid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licht-Bewegu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troop deployment in Fin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mark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s against Allied ships convoys between Britain and Scandin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pol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counter-intelligence operation in the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po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operation east of Moscow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se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Mogilev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seetou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The first German Atlantic operation of Admiral Hipp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west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study for a potential invasion of Britain, part of Operatio Nordwest was integrated into Operation Seelöw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win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iversionary invasion of the island of Saaremaa, Estonia in suppoert of Operation Beowulf I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ordwind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offensive in Alsace and Lorraine in northeastern France in conjunction with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ürnber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Planned German response in case of an Allied invasion of the Iberian peninsula, centering largely around the defense of the Pyrenees pass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ussknack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torpedo boat operation off Corsica, Franch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chsenkopf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counterattacks in attempt to expand the Tunis, Tunisia perimet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dysseu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naval deployment in the Adriatic Sea and Aegean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erial reconnaissance of Russia natural resourc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Oslo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livenernt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Canceled German attack on Majaz al Bab,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lymp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rang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rka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attack in the Belyov-Yukhnov area i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rkan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Lublin, Po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ska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st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operation in Southern Poland near the border with Czechoslovak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st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ster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stfron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The final German operation of Scharnhorst to intercept convoy JW-55B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38" table:style-name="ce1">
            <text:p>1938</text:p>
          </table:table-cell>
          <table:table-cell table:number-columns-repeated="2" table:style-name="ce1"/>
          <table:table-cell office:value-type="string" table:style-name="ce1">
            <text:p>German plan to establish a puppet government in Aust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preparations for Operation Barbaros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Grmec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zren</text:p>
          </table:table-cell>
          <table:table-cell office:value-type="string" table:style-name="ce1">
            <text:p>1941-1942</text:p>
          </table:table-cell>
          <table:table-cell table:number-columns-repeated="2" table:style-name="ce1"/>
          <table:table-cell office:value-type="string" table:style-name="ce1">
            <text:p>German anti-partisan operations near Ozren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zr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Sunja are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derbor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The third and successful German transfer of Scharnhorst and destroyers from the Baltic Sea to Narvik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s on Strasbourg, France, part of Fall Brau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at Mesovan Pass in Southeastern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near Kursk, Russia after Operation Zitadel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nzerfaus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peration to kidnap the son of Miklós Horthy's son to prevent Horthy from siding with the Allies, codename later changed to Ma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nzerfaus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ccupation of Hunga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rnass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Lamia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storiou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plan to sabotage industrial targets at Long Island, New York, United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ukenschla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submarine campaign against shipping off the east coast of the United States, nicknamed "Second Happy Time"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ula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erial bombing of French countrysid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ul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north of the Sava River in Serb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trinj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at the Okucani-Lipik-Banova Jaruga-Novska are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trova gora 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trova gora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fingstausflu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Polotsk and Lepel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fingst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Prnjavor-Kotor Varoš-Teslic are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lanspiel III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breakthrough of the Maginot Line between Teting und Wittring,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latinfuchs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towards Murmansk, Russia from Finnish Petsamo, part of Operation Silberfuch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larfuchs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towards Kandalaksha, Russia from Finnish Lapland, part of Operation Silberfuch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larnach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deployment of battleship Tirpitz from Wilhelmshaven, Germany to Trondheim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seido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peration against British troops on the Greek island of Samos, part of Operation Zwischenspi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rijedo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rüfstand X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program to develop submarine launched V-2 rocket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um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Rabaul, New Britain and Kevieng, New Ir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aba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plan to kidnap the Pope from the Vatican Cit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atweek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ground and air attack on partisans on the Balkan peninsu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aubti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attack toward the Volkhov River near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aubvogelkäfi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the Maginot Line, part of Fall Grü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aureif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urbe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att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the Smolensk-Gorky area i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atta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rtillery bombardment of the Strait of Kerch between the Black Sea and the Sea of Azov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enboge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The failed German attack on Arctic convoy JW-51B by Admiral Hipper and Lützow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enboge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Rescinded German order to scuttle German ships at the end of the wa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enschau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Lepel and Polozk in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enschirm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erial bombing of Birmingham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enwurm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plan to move V-2 rockets to avoid Allied air strik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inhar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systematic murder of Polish intelligentia, phase I of ther German "Final Solution"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inhar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occupation of ore mines in and around Ljubij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nat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na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on the Murter Peninsul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nntie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occupation of Finnish Petsamo, part of Operation Silberfuch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nnti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heinübung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The planned German attacks on Allied shipping conducted by Bismarck and Prinz Eug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ichar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near Razboj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ichar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fense plan in case of an Allied invasion of Italy, activated after Allies launched Operation Shing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isnjak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Italian anti-partisan operation in coastal region of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istow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between Bosanski Novi and Prijedor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Japanese defensive plan against Allied attacks on Rabaul, New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öslei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Macedo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össelsprun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naval operation to attack Arctic convoy PQ-1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össelspru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ttempt to capture Josip Broz Tit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u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at the Kalnik Mountains south of the Ludbreg-Koprivnica Line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übezahl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Montenegro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ügen</text:p>
          </table:table-cell>
          <table:table-cell office:value-type="float" office:value="1937" table:style-name="ce1">
            <text:p>1937</text:p>
          </table:table-cell>
          <table:table-cell table:number-columns-repeated="2" table:style-name="ce1"/>
          <table:table-cell office:value-type="string" table:style-name="ce1">
            <text:p>German bombing of Guernica, Sp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umpelkamm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Start of the German V-1 rocket attack against London,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far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SS operation to disband the Danish milita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laam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plan to make contact with Egyptian nationalist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ndman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rajev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west of the Sesvete-Varazdin road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ac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Kordun and Banija regio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ami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operation to secure Caucasus oil fields in Southern Russia with paratroop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arnhors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deceptive attack in the Saarbrücken region, part of Fall Grü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lüsselblum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western Slavoni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lussjag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at Tula, Russia during the offensive toward Moscow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ne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supply mission to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neegestöb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peration to find and capture Josip Broz Tito's headquarters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neema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offensive in the Netherlands in conjunction with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neeschmelz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Zaprešic-Krapinske Toplice-Klanjec are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neesturm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nepf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north of Vitebsk, Belorussia in conjunction with Operation Wildent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Montenegro and Herzegovin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plan in the event of an Italian surren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eehun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submarine mining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eelöw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Britain, Anglicized as "Sealion"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eemöwe</text:p>
          </table:table-cell>
          <table:table-cell office:value-type="string" table:style-name="ce1">
            <text:p>1940-1945</text:p>
          </table:table-cell>
          <table:table-cell table:number-columns-repeated="2" table:style-name="ce1"/>
          <table:table-cell office:value-type="string" table:style-name="ce1">
            <text:p>German agents infiltration into Britain and Ir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eeräub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Failed German landing on the island of Brac off the coast of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ho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ttack of the American fleet off Leyte, Phillipine Islands, Japan, part of Operation Sho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ho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defense plan for Formosa and the Ryukyu Islands, Japan, part of Operation Sho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ho I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defense plan for Honshu, Japan, part of Operation Sho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ho IV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defense plan for Hokkaido, Japan, part of Operation Sho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ho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defense plan against American advances toward Jap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on Hiiumaa, an island off Estonia, part of Operation Beowulf I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toward Stalingrad and the general Caucasus region in Southern Russia, part of Fall Bla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plan to deploy Italian units to Southern France after Italian surren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ilberfuchs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on Murmansk, Russia, Anglicized as "Silver Fox"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ilberstreif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Planned German operations against Allied convoys to Murm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irio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Italian convoy missions to Tripoli,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izili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raid upon Allied occupied Spitzbergen Island, Svalbard Islands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korpion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Axis attack on the Halfaya Pass on the border of Libya and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korpio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Halfaya Pass, on the border of Libya and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ommernachtstraum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Axis attack on British supply depots at Bir Khirreigat,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onderaktion Krakau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operation to murder members of the intelligentsia at univerisites in Kraków, Po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onnenaufga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ttack on Allied units at Anzio,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onnenblum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response to British Operation Compass offensive in North Africa, deployment of the German Afrika Korps in North Afric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onnenwend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attack of Russian troops in Choszczno, Pomerania, German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ark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assassination against Adolf Hitler and coup d'état against the Nazi German governmen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ätles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north of Smole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Fail German naval operation to attack Arctic convoys PQ-12 and QP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deployment of warships Prinz Eugen and Admiral Scheer to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adthagen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Stavanger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ahl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commando operation to occupy a bridge near Veldwezelt, Belgiu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einadl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Easter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einbock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bombing of London and Southern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einschla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near Otocac and Vrhovine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ella Polari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Transfer of Finnish intelligence records, equipment, and personnel to Sweden at the end of the Continuation War to avoud Soviet captur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immung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orc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flooding of parts of the Netherlands to hinder Allied advance, previously named Operaion Heid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örfan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on Sevastopol, Ukrain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öss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irborne drop behind Allied lines, part of Wacht am Rh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raf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bombing of Belgrade, Yugoslavia, part of Operation 2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raf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Planned German invasion of Bulga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uden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plan to restore Benito Mussolini's power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urmflut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on Kasserine Pass,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ü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deceptive operation at Nettuno,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üd-Kroatien 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üd-Kroatien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efense plan against a general uprising in occupied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iversionary attack on the island of Saaremaa, Estonia in support of Operation Beowulf I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counter-offensive from Esztergom, Hunga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mpf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peration near Demyansk, south of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mpffieb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Loknja, Ukrain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northern Sumat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Japanese attack on Bougainville in the Solomo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ttack on American forces at Cape Torokina, Bougaineville, Solomo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ttacks in the Philippin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ifun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offensive toward Moscow, Russia, part of Operation Barbaros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ke-Ich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convoys to the Doberai Peninsula in Western New Guin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n 2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Japanese special attack mission against the Allied anchorage at Ulithi, Carolin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nne Os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Failed German attempt to capture Suursaari Island, Finland in the Gulf of Fin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nne Wes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Planned German invasion of the Åland Islands in the Baltic Sea from Fin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nnenbaum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Planned German invasion of Switzer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nnenbaum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area between Bosanski Novi and Buzim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nnenberg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plan to exterminate Polish intelligent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sumak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Planned Japanese attack on Bougainville, Solomo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ub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mission to transport Irish Republican Army Chief of Staff Seán Russell from Germany to Ir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ub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plan to support the Irish Republican Army in Ireland and Northern Ir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ubenschla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Canceled German attack on Toropets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en-Go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Japanese naval attack against the American fleet off Okinawa, Japan, alternate name of Operation Ten'ichi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en'ichi-Go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Japanese naval attack against the American fleet off Okinawa, Japan, alternate name of Operation Ten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eslic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heodo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heodora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intelligence gathering operation in North Afric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heseu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ttack on the Allied forces in Cyrenaica, Libya and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ichwin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on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the northern portion of the Maginot Line, part of Fall Ro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intenfisch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seizure of Swiss export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o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Phase one of Japanese attack in Eastern China, part of Operation Ichi-G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on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appenjag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ffensive in the Kerch Peninsula, Ukrain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av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escort operations for blockade runn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avnik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eibjag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euebruc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ccupation of the Bulgarian-held Skopje region of Macedo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io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Bosnia and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ojanisches Pfer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operation to secure the bridge near Nijmegen in the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ojanisches Pfer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ccupation of Budapest, Hungary, part of Operation Margarethe 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olis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Zaistovec-Preseka reg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ondheim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movement across the Albert Canal against Fort Eben-Emael in Belgiu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uzla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Japanese invasion of Bur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-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Japanese assault on Imphal and Kohima, Ind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lja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on the island of Ugljan off the coast of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lm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Planned German aerial bombing operation against Russian industries in the Ural Mountai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lrich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na-Sava Bend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ngewit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Papuk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rsula</text:p>
          </table:table-cell>
          <table:table-cell office:value-type="string" table:style-name="ce1">
            <text:p>1936-1939</text:p>
          </table:table-cell>
          <table:table-cell table:number-columns-repeated="2" table:style-name="ce1"/>
          <table:table-cell office:value-type="string" table:style-name="ce1">
            <text:p>German submarine operation in support of Francisco Franco's naval forces during the Spanish Civil Wa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Ursul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Rogachev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arazd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Kalnik Mountains between Varazdin and Krizevci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enezia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dvance toward the British Gazala Line near Bir Hakeim,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enezi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dvance against the British Gazala Line toward Tobruk,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ttack on forces of Dragoljub Mihailovic i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ttack on forces of Napoleon Zervas in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iereck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irovitic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išegra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ogelsan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 in the Roslawl and Bryansk region of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Aborted German plan to coordinate actions with Scottish and Welsh nationalist group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drausc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 Balka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dteufe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anti-partisan operation in Budapest, Hungar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dwint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north of Vitebsk, Belo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fisch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Aborted German plan to land an agent in Ir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kür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ttempt to overthrow Adolf Hitler, written under the cover of a plan to foil potentioal worker rebellions, Anglicized as "Valkyre"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zertrau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landing on the island of Hvar off the coast of Croatia, Yugoslavia, part of Operation Herbstgewitter III and Operation Herbstgewitter IV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sserkante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aerial bombing of Warsaw, Po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be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naval operation off the coast of Southern England,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partisan operations in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ihnachtsman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the Balka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iß 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Sarajevo,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iß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Sarajevo, Bosnia, Yugoslavia, continuation of Operation Weiss 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anti-partisan operation in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fighter deployment against Allied bomb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erübung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invasion of Denmark and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erübung Nor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Trondheim and Narvik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erübung Su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attack on Bergen, Kristianland, and Oslo, Norway, part of Operation Weserübu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pennest I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destruction of rail links between Switzerland and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pennest II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destruction of rail links between Switzerland and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t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t-Bosnie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tsturm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naval operation in support of Operation Beowulf I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tstur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naval bombardment of Sworbe, Esto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estwin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German diversionary plan in support of Operation Beowulf I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esengrun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ccupation of the Fisherman's Peninsula in northern Scandin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king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perations in the Caucasus region of Souther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kinge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Sortie by German destroyers into the North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king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ffensive in the islands off the Dalmatian coast of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dent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German naval and air operation in Trondheim,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dent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north of Vitebsk, Belorussia in conjunction with Operation Schnepf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Tuzla,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west of the railroad connecting Ðurmanec and Krapinske Toplice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helm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peration against Volch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dstoss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kelrei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peration within the Demyansk Pocket near Leningrad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terend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Slovenia, Yugoslavia, part of Operation Frühlingsanfa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tergewit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ttack on the Americans in the Appennine Mountains,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termärche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ttack between the Volga and Don Riv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termärch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ttack on American troops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terzaub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Lithua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olk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transfer to troops to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olkenbruch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Failed German anti-partisan operation in Northern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ulf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Kordun in Bosnia, Banovina and Turopolje in Croat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ulf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underlan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anti-shipping operation in Kara Sea and Barents Sea by warship Admiral Sche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underland II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Planned German naval operation involving warship Admiral Scheer in the Siberian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Yarmouth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rtillery bombardment of Yey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Japanese attack on Pearl Harbor, Hawaii, United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agorj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Axis anti-partisan operation in the Kalnik Mountains in the Novi Marof area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ahnarz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German operation in the area of Molsheim, France and Zabern, German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ari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mining action off Novaya Zemlya archipelago in the Arctic Ocean by Admiral Hipper and destroy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auberflöt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German operation to maneuver damaged Prinz Eugen from Trondheim, Norway to Kiel, German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enica-Zavidovic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eppeli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Failed German operation to destroy powerplants in Moscow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erberu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Break-out of German capital ships from Brest, France to Norway, Anglicized as "Cerberus" and nicknamed by the British as "Channel Dash"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Livno, Bosnia, Yugoslav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Planned German evacuation from the Demyansk Pocket near Leningrad,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igeunerbaro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nti-partisan operation in Bryan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itadell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offensive at Kursk,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itronell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raid against a Norwegian/British station at the Svalbard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umberak IV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Axis anti-partisan operation in the Plesivica Mountains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wischenspie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German attack on the Greek island of Samos, part of Operation Leopa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n Kathleen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Irish Republican Army plan to coordinate IRA and German intelligence operations, also known as Operation Art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n Z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plan to expand the Kriegsmarine to match the strength of the British Royal Nav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nstudie 39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German air force resea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rovincia di Lubiana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Wacht am Rhei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German offensive in the Ardennes, Anglicized as "Wath on the Rhine"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berlou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ttack on Galmanch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ccolad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attack on the Dodecanes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ccumulato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Diversionary Allied naval operation near the Channel Islands before the start of Operation Overlo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greemen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Commonwealth attacks against targets in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acrity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naval patrols near the Azor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ph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build, up of defenses at Kum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phabe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evacuation from NorwayÂ Â [Read More]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lsos</text:p>
          </table:table-cell>
          <table:table-cell office:value-type="string" table:style-name="ce1">
            <text:p>1940-1945</text:p>
          </table:table-cell>
          <table:table-cell table:number-columns-repeated="2" table:style-name="ce1"/>
          <table:table-cell office:value-type="string" table:style-name="ce1">
            <text:p><text:s/>Allied nuclear fission resea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mhers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Free French airborne attack in the Netherlands to capture cana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nklet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raid on German positions at Lofote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nthropoi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Special Operations Executive (SOE) assassination of Reinhard Heydri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nvil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invasion of Souther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phrodi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research on remote, controlling B-17 bomb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rchery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commando raid on Vï¿½gsï¿½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rchway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Special Air Service (SAS) oper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riel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Allied retreat from France using ports between Cherbourg and the Spanish bor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stoni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ttack on Le Havr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strologe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convoy to MaltaÂ Â [Read More]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tlantic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adian attack on Ca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Avalanch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landing at Salern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ckfir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test launches of captured German V, 2 rock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lsam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photographic reconnaissance of southern Malaya and airstrikes against Sumatran airfiel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obab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Special Air Service (SAS) operation to destroy a rail bridge between Pesaro and Fan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sal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mmando raid on German, occupied Sar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ttleax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and Commonwealth attack in North Africa in attempt to relieve Tobru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aytow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iversionry landings near the tip of Calab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goni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airborne rescue operation for POWs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li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withdrawal after failure of Operation Market GardenÂ Â [Read More]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ertram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deceptive operation for Operation Lightfoo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g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llied capture of the atomic pile at Haigerlo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shop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naval operation to provide cover for Operation Dracu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iting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mmando raid at Bruneva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ackcock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attack on the towns of the Roer (Rur) Triangle (Roermo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ackston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merican attack on Saf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ockbuster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Canadian advance toward the Rhi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luecoa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ttack on River Vir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arding Party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raid against German ships interned in neutral Portuguese port of Go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ardma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to create false threat of invasion in Balka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dyguar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Diversionary Allied attack in support of Operation Overlo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lero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The build, up of America forces and supplies for Operation Roundup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lero</text:p>
          </table:table-cell>
          <table:table-cell office:value-type="string" table:style-name="ce1">
            <text:p>1943-1944</text:p>
          </table:table-cell>
          <table:table-cell table:number-columns-repeated="2" table:style-name="ce1"/>
          <table:table-cell office:value-type="string" table:style-name="ce1">
            <text:p><text:s/>The build, up of America forces and supplies for Operation Overloa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owery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llied delivery of Spitfir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vad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mine, laying operation around the Kiel Canal to prevent German naval reac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aw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evity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attack on Halfaya Pass on the border of Libya and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rushwoo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merican attack on Feda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Burz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Polish local uprisings organized by the Polish Home Arm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lenda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llied delivery of Spitfir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ndytuf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Special Air Service (SAS) operation against the rail bridge between Pesaro and Fan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nne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naval bombardment of Banda Alul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nne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search and destroy operation for German supply tank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nt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Preliminary assault on forward Mareth Line positio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nuck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Special Air Service (SAS) operation near Tur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pita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invasion of northern Bur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rpetbagg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merican paradrop to supply antigerman resistant grou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rthag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Royal Air Force bombing of the Gestapo headquarters in Copenhag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rtwhee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attacks against Japanese targets in the Southwest Pacific Oce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tapul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Royal Navy operation to seiz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tchpo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invasion of Eniweto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techis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RAF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atherine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<text:s/>British plan to gain control of Baltic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ario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mmando raid on the German docks at St. Nazair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armwoo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ttack on Ca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astis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bombing of Ruhr dam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astity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celed Allied plan to build artificial harbors at Quiberon B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estnu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Special Air Service (SAS) raid in Sici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ettyfor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to hint a false invasion of the Balkans before the start of Operation Shing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hronicl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landings at Woodlark and Kiriwina Islands off New Guinea in support of Operation Cartwhe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lawhamm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Planned British commando raid on a radar site near Cherbour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laymor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raid on Lofoten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leanslat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merican landings on the Russell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lipp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ttack on the German Siegfried Line at Geilenkirch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a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Admiralty codeword given to the passage of a reinforcement force from Force 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br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breakout of the Normandy beachhead that laid foundations for the Falaise Pocke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ckpi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naval airstrike on Saba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ld Comfor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Failed British Special Air Service (SAS) operation to block the railway through Brenner Pass on the Italy/Ausria bor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llar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tiish convoy from Gibraltar to Malta and then to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lossus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airborne raid in Calitr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me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Planned Allied airborne attack in the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mpass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and Commonwealth counteroffensive in Libya and Egyp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ncertin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Planned British invasion of Alderney in the English Chann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ndo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Planned British invasion of Jersey in the English Chann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nstellatio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Planned British invasion of German-occupied Channel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oney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rench commando operation sponsored by British Special Air Service (SAS) to destroy German railroad targets in Brittan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rkscrew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invasion of Pantella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rnflakes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plan to insert propaganda into the German mail syste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ron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Royal Air Force actions to deceive German air defens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rone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ttag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attack of Kisk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ulli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air attacks against the Nicobar Islands and air cover for minesweeping forces near Phuket Is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untenanc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Allied invasion of neutral Ir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overle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Planned British invasion of Guernsey in the English Chann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rims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naval air attack on Saba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romwell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codename to warn that a German invasion of Great Britain was imminent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roque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nti-shipping patrols of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rossbow</text:p>
          </table:table-cell>
          <table:table-cell office:value-type="string" table:style-name="ce1">
            <text:p>1943-1944</text:p>
          </table:table-cell>
          <table:table-cell table:number-columns-repeated="2" table:style-name="ce1"/>
          <table:table-cell office:value-type="string" table:style-name="ce1">
            <text:p><text:s/>British raids against German rocket resea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rossword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Negotiations which led to the German surrender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rucibl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codename to warn of a potential Luftwaffe attack on London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rusade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attempt to relieve Tobru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ulver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Proposed Allied invasion of northern Sumat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upol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nti-shipping patrols of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ycl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Allied evacuation from Le Havr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Cyclon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airborne landings on Noemfoo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affodi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Commonwealth raid against Tobru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auntles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rmy action during Operation Overlo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adligh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Post-war scuttling of German sumarin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fo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Special Air Service (SAS) reconnaissance operation in the Argentan area of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rvish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The first British Arctic convoy to Rus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tachmen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invasion of Iwo Ji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evo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No.3 Commando amphibious landing to outflank the German lines at Termol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iade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ttack on the German Gustav Line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ings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rench commando operation sponsored by British Special Air Service (SAS) to organize and arm French Resistance fight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iploma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exercise in preparation for joint operations against the Japanes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iv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Defense of Lond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uble Strik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merican air raid on Regensburg and Schweinfur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v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gliderborne attack in Southern Fra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ownfal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racula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amphibious assault on Rango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rago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invasion of Souther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riftwoo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ailed British raid on rail targets north of Ro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ukedom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search and destroy operation for Japanese cruiser Hagur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unhill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borted British Special Air Service (SAS) operation to support Operation Cob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unlop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delivery of 24 Hurrican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Dynamo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Allied evacuation from Dunkir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J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anti-shipping operation of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ncor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llied attack on German mountain positions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psilo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evesdropping on imprisoned German scientist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pso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ailed British attack on Ca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xcess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convoy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Exporte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Allied invasion of Syria and Leban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llied coastwatchers operating on Japanese-occupied islands in the Pacific Oce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Diversionary Allied attack to create the deception of an attack on Geno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lax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air operation to disrupt the Axis system of air transport to Afric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lintlock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invasion of Marshall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oi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operation to cut the submarine telephone cables off Hong Ko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orag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invasion of Mariana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ork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invasion of Ice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ortitud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s to hint two false invasions before the start of Operation Overlo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oxchas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anti-shipping operation of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ankto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mmando raid on German shipping in the harbor of Bordeaux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antic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The use of Soviet airfields by bombers of Western All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reshma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ttempted British raid on a heavy water plant at Vemor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Fustia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airborne attack on Primasole Bridge over River Simeto south of Mount Etn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aff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Special Air Service (SAS) assassination attempt on Erwin Romm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alvanic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merican invasion of Gilbert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ambi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usage of X-craft midget submarines as navigation beacons off Sword and Juno beach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ard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rmor attack along highway 69 in the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auntlet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raid on Spitzberg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iant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celed landing of US 82nd Airborne near Ro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alpos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merican attack on Port Lyautey (now Kenitra)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ldflak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Canadian administrative operation that moved troops from Italy to northwestern Europ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morrah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bombing of Hambur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odwoo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rmor breakout attempt from the Normandy beachhead/attempt to tie down German units in support of Operation Cob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odwood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odwood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odwood I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oodwood IV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eenlin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ttack on Ca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enad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crossing of the Roer (Rur)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rous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Norwegian guide party for Operation Freshm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uillotin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transfer of troops to Cypr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uillotin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advance from Cyrenaica to Tripolitan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unnersid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Second British raid on a heavy water plant at Vemor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Gymnas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Early name for Operation To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roject Habakkuk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project to construct an aircraft carrier from ice for North Atlantic defens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ilston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air attack on Tru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lbred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convoy from Gibraltar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mbone/Copperhea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to hint a false invasion of Southern France before the start of Operation Overlo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rborag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capture of German atomic materials ahead of French occup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rpoo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nvoy from Gibraltar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ts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convoy from Alexandria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awkey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naval radar resea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eck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ttack on the floating U-boat dock in Pudderfjo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old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special naval transport to Murmans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oundsmit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Special Air Service (SAS) commando action near Dij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rrican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bombing of Duisburg and Cologne in North Rhine Westphal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rry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usky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invasion of Sici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yacinth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Commonwealth raid against Bar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Hydra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air raid on rocket research facilities at Peenemï¿½nd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ceberg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invasion of Okinaw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nfatua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ssault on Walcheren Is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nmat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and New Zealand naval bombardment of Tru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Ironclad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invasion of Madagasca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ael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to hint continued Allied focus in the Mediterranean Sea when the Allies had already decided on a cross-channel invat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aywick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nglo-Australian attack on Japanese shipping in Singapore harbo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erich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Low-level Allied air raid on Amie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onqui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seaborne rescue operation for POWs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bile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llied invasion of Diepp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dgment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air attack on the Italian fleet in Taranto harbo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ggler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8th USAAF disastrous attack on the German ball-bearing factories concentrated an Schweinfurt in Southern German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neau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minesweeping operations off Okinaw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pit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Planned British invasion o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Jupit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ttack on Hill 112 near Ca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eelhau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and British forced repatriation of Soviet prisoners of war back to the Soviet Un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itt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dvance to the Sei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Krohco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pre-emptive strike into Sia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adbrok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gliderborne attack near Syracus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B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delivery of Spitfir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enti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air attack on Pangkalan Brand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ightfoo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Commonwealth attack of El Alam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ivery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naval air strikes on northern Malaya and air cover for minesweeping operatio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ongcloth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deployment of Chindit forces into Bur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os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Special Air Service (SAS) operation to lead French Resistance fighters to disrupt German forc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oyt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ailed British Special Air Service (SAS) action at the Vosges Mountains in easter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ci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Canceled British attempt to use fire ships to destroy German barges that could be used for a British invas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str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Allied reinforcement of Gree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Lusty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capture of German scientific document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AGIC</text:p>
          </table:table-cell>
          <table:table-cell office:value-type="string" table:style-name="ce1">
            <text:p>1939-1945</text:p>
          </table:table-cell>
          <table:table-cell table:number-columns-repeated="2" table:style-name="ce1"/>
          <table:table-cell office:value-type="string" table:style-name="ce1">
            <text:p><text:s/>American code name for decoded Japanese cipher syste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gic Carpet</text:p>
          </table:table-cell>
          <table:table-cell office:value-type="string" table:style-name="ce1">
            <text:p>1945-1946</text:p>
          </table:table-cell>
          <table:table-cell table:number-columns-repeated="2" table:style-name="ce1"/>
          <table:table-cell office:value-type="string" table:style-name="ce1">
            <text:p><text:s/>American operation to transport American servicemen back to the United Sta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jestic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Planned Allied invasion of Japanese hom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anhattan Project</text:p>
          </table:table-cell>
          <table:table-cell office:value-type="string" table:style-name="ce1">
            <text:p>1941-1945</text:p>
          </table:table-cell>
          <table:table-cell table:number-columns-repeated="2" table:style-name="ce1"/>
          <table:table-cell office:value-type="string" table:style-name="ce1">
            <text:p><text:s/>American nuclear weapon resea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nna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llied paradrop of food to German-occupied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p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mine-laying operation in and at the entrance to the English Channe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rke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irborne attack in the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rket Gard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ailed Allied attempt to secure bridges over the main rivers of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sco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The failed 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tador (1941)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Planned British pre-emptive strike into Siam from Mala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tador (1945)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occupation of Ramree Is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atterhor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build-up of long range bomber bases in China and Ind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eetinghous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Incendiary bombing of Toky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enac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and French attack on Daka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eridia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air attack on Palemba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llennium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The first British 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incemea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deceptive operation for Operation Husk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ssion Bost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parachute assault near Merderet River in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ssion Chicag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glider-borne attack in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ssion Detroi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glider-borne attack near Sainte-Mere-Eglise, Eglise in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ost I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The transfer of captured V-2 rocket compnents from Poland to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ulberry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construction of artificial anchorages off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Musketoon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Norwegian destruction of a power station in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rcissus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Special Air Service (SAS) raid on a lighthosue in Sici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tio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Successful SOE mission (Force 136) involving Karen guerrillas to attack Japanese forces in Southern Burma. Estimates suggest that the Japanese suffered 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avvy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building of the Tiddim road across the Chin hills in Central Burma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ls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celed British Special Air Service (SAS) action i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ptun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attack on the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ewto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ree French jeep-mounted patrol in Champagne, Burgu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Nipoff</text:p>
          </table:table-cell>
          <table:table-cell office:value-type="string" table:style-name="ce1">
            <text:p>1946-1947</text:p>
          </table:table-cell>
          <table:table-cell table:number-columns-repeated="2" table:style-name="ce1"/>
          <table:table-cell office:value-type="string" table:style-name="ce1">
            <text:p><text:s/>The repatriation of 7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bvia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RAF ai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lympic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uting 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nti-shipping operation in the Aegean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uting 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nti-shipping operation in the Aegean Se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vercast/Paperclip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capture of German rocket technolog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Overlord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invasion of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dd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adian pursuit of German rear guard near the Sei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mphle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ustralian convoy transporting troops from Sue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ravan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RAF ai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asspor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phibious landing by 25th Indian Division and 3rd Commando Brigade on the Myebon penninsula to cut Japanese lines of communication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desta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llied convoy from Gibraltar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gasu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rescue mission of airborne troops after the failure of Operation Market Gard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king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<text:s/>Polish naval withdraw to Britain prior to German invas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riant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Office of Strategic Services (OSS) supported operation in Swed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erpetual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llied landing at Cap Carb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ied Piper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<text:s/>British evacuation of women and children from major cit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ike</text:p>
          </table:table-cell>
          <table:table-cell office:value-type="string" table:style-name="ce1">
            <text:p>1939-1941</text:p>
          </table:table-cell>
          <table:table-cell table:number-columns-repeated="2" table:style-name="ce1"/>
          <table:table-cell office:value-type="string" table:style-name="ce1">
            <text:p>British plan to invade the Soviet Unit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ira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training exercise at Studland B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n W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Planning between the Allied countries and Ireland to counter a potential German invasi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lanet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lunder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crossing of the Rhi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lut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construction of undersea oil pipelines between Britain and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M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llied removal of own naval mines off Auck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intblank</text:p>
          </table:table-cell>
          <table:table-cell office:value-type="string" table:style-name="ce1">
            <text:p>1943-1944</text:p>
          </table:table-cell>
          <table:table-cell table:number-columns-repeated="2" table:style-name="ce1"/>
          <table:table-cell office:value-type="string" table:style-name="ce1">
            <text:p>Allied bombing missions aimed at softening German coastal defenses i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megrana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ttack in Normandy in support of Operation Goodwoo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megrana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Special Air Service (SAS) raid against the airfield at San Egidi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rtculli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nvoy from Alexand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stage Ab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survey of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sthor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naval air attack on shipping of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otluck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nti-shipping patrols off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rimros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capture of German submarine U-110's Enigma cypher machine and documents by HMS Bulldo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Pugilis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and Commonwealth attack on the Mareth Line in Lib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Que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offensive operation in and near Roer (Rur) valle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Quicksilv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to hint a false invasion of Pas de Calai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atta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invasion of Iraq from Basra up the Tigris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gulta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invasion of Iraq from Basra up the Euphrates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eservist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Failed Allied attack on Or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ast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commando attack at Comacchio lago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meo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ree French attack on a German coastal battery in Souther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unde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convoy escort to Murmansk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undhamm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Revised planning of Operation Roundup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undup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Planned Allied invasion of Europ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yal Marin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First British mining of the Rhi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oyal Marin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Second British mining of the Rhi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uthless</text:p>
          </table:table-cell>
          <table:table-cell office:value-type="string" table:style-name="ce1">
            <text:p>1939-1941</text:p>
          </table:table-cell>
          <table:table-cell table:number-columns-repeated="2" table:style-name="ce1"/>
          <table:table-cell office:value-type="string" table:style-name="ce1">
            <text:p>British Admiralty plan to capture an Enigma encryption machin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Rutt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Planned British invasion of Diepp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bin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Allied invasion of Iraq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br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cutting of submarine communications cable off Saig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ndcrab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merican attack on Attu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nkey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Royal Marines invasion against Cheduba Is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t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plan to drive between German armies in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vannah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Free French attempt to ambush and kill Luftwaffe pathfinder pilots in Franc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axifrag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Special Air Service (SAS) raid on the rail line between Ancona and Pescar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epal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Office of Strategic Services (OSS) supported operation in Swed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hing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invasion of Anzio and Nettun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IGSALY</text:p>
          </table:table-cell>
          <table:table-cell office:value-type="string" table:style-name="ce1">
            <text:p>1943-1945</text:p>
          </table:table-cell>
          <table:table-cell table:number-columns-repeated="2" table:style-name="ce1"/>
          <table:table-cell office:value-type="string" table:style-name="ce1">
            <text:p>American-developed secure speeck system for highest-level Allied communicatio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ky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to hint a false invasion of Norway before the start of Operation Overlo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lapstick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1st Airborne Division landing at Tarant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ledgehamm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Planned Allied invasion of Cherbourg or Bres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leuth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pursuit of German raider in the Indian Ocea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lippery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Planned British deceptive operation for Operation Zipp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nowdrop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Commonwealth raid against Benghaz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ourc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X-class midget submarine attacks on German warships based in Norw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ourc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response to German Operaiton Sizili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a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for Operation Drago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eedwell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Special Air Service (SAS) raid to disrupt rail communications in Norther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ott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delivery of Spitfir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pring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adian attack near Ca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alemat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attack invasion of Palau Is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arvatio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merican aerial mining of Japanese ports and waterway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one Ag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nvoy from Alexand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onewal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llied operation to intercept blockade runners in the Bay of Bisca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rang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merican bombing of German supply lines prior to Operation Diade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rik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Final phase of the Allied assault on Tunis and Bizerte in North Afric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truggl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midget submarine attack on Japanese cruiser Takao in Singapore Harbo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bstance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convoy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nris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Negotiations which led to the German surrender in Ital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per Gymnast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Early name for Operation Torch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percharge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Commonwealth attack of El Alame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percharge II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tiish attack on Tebaga Gap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pply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anti-submarine naval patrol off Madagasca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rgeo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capture of German rocket technolog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ussex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French reconnaissance operation to monitor German troop movements in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Switchback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adian offensive against the Breskens Pocket of German resistance on the southern shore of the Scheldt estuary in the southern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bari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Antarctic expedition for the possibility of establishing bas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lon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invasion of Akyab Islan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asma</text:p>
          </table:table-cell>
          <table:table-cell office:value-type="string" table:style-name="ce1">
            <text:p>1943-1944</text:p>
          </table:table-cell>
          <table:table-cell table:number-columns-repeated="2" table:style-name="ce1"/>
          <table:table-cell office:value-type="string" table:style-name="ce1">
            <text:p>Action of the Polish Home Army against German border guarding station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hursday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deployment of Chindit units into Burm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convoy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training exercise at Slapt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iger Claw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ombola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British Special Air Service (SAS) raid near Bologn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onga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airborne attack east of the Or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orch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llied invasion of French Morocco and Alge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otaliz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break out from the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acer</text:p>
          </table:table-cell>
          <table:table-cell office:value-type="float" office:value="1941" table:style-name="ce1">
            <text:p>1941</text:p>
          </table:table-cell>
          <table:table-cell table:number-columns-repeated="2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actable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adian operation against German defenses along the Caen-Falaise road to allow an Allied break out of the Normandy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ansom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naval air raid on Suraba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rousers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training exercise at Slapto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ub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Delivery of equipment and aircraft spare parts to Malta via British submarines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ulip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and Commonwealth attack on Jalo oasis in Cyrenaic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ungste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British carrier air attack on German battleship Tirpit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Tunnel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British plan to intercept German blockade runner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Ultra</text:p>
          </table:table-cell>
          <table:table-cell office:value-type="string" table:style-name="ce1">
            <text:p>1939-1945</text:p>
          </table:table-cell>
          <table:table-cell table:number-columns-repeated="2" table:style-name="ce1"/>
          <table:table-cell office:value-type="string" table:style-name="ce1">
            <text:p><text:s/>British code name for decoded German Enigma messag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arsity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Allied airborne operation east of the Rhine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engeance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merican interception of Japanese aircraft carrying Isoroku Yamamot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eritabl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Canadian crossing of the Roer (Rur) Riv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igorous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British convoy from Alexandr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itality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adian offensive down the South Beveland peninsula near the Scheldt estuary in the southern Netherland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Vulcan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Final Allied attack on Tuni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lk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UK Guards Brigade attack on Horseshoe Hill at Mareth Line in Tunisi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atchtower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American invasion of Guadalcana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hite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eniec</text:p>
          </table:table-cell>
          <table:table-cell office:value-type="float" office:value="1942" table:style-name="ce1">
            <text:p>1942</text:p>
          </table:table-cell>
          <table:table-cell table:number-columns-repeated="2" table:style-name="ce1"/>
          <table:table-cell office:value-type="string" table:style-name="ce1">
            <text:p><text:s/>Polish Zwiazek Odwetu sabotage against German railway transpor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dhorn III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The transfer of captured V-2 rocket compnents from Poland to Britai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lfred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string" table:style-name="ce1">
            <text:p><text:s/>Failed British Admiralty plan to lay two live and one fake minefields in Norwegian waters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indsor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Canadian attack on Carpique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op</text:p>
          </table:table-cell>
          <table:table-cell office:value-type="float" office:value="1943" table:style-name="ce1">
            <text:p>1943</text:p>
          </table:table-cell>
          <table:table-cell table:number-columns-repeated="2" table:style-name="ce1"/>
          <table:table-cell office:value-type="string" table:style-name="ce1">
            <text:p><text:s/>American occupation of Gaf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Worek</text:p>
          </table:table-cell>
          <table:table-cell office:value-type="float" office:value="1939" table:style-name="ce1">
            <text:p>1939</text:p>
          </table:table-cell>
          <table:table-cell table:number-columns-repeated="2" table:style-name="ce1"/>
          <table:table-cell office:value-type="string" table:style-name="ce1">
            <text:p><text:s/>Polish naval defense of the Polish coas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eppelin</text:p>
          </table:table-cell>
          <table:table-cell office:value-type="float" office:value="1944" table:style-name="ce1">
            <text:p>1944</text:p>
          </table:table-cell>
          <table:table-cell table:number-columns-repeated="2" table:style-name="ce1"/>
          <table:table-cell office:value-type="string" table:style-name="ce1">
            <text:p><text:s/>Allied deceptive operation to hint a false invasion of Cret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ipper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Planned British amphibious invasion of Malay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peration Zombie</text:p>
          </table:table-cell>
          <table:table-cell office:value-type="float" office:value="1945" table:style-name="ce1">
            <text:p>1945</text:p>
          </table:table-cell>
          <table:table-cell table:number-columns-repeated="2" table:style-name="ce1"/>
          <table:table-cell office:value-type="string" table:style-name="ce1">
            <text:p><text:s/>Failed British Special Air Service (SAS) operation to block the railway through Brenner Pass on the Italy-Austria border</text:p>
          </table:table-cell>
          <table:table-cell table:number-columns-repeated="16378"/>
        </table:table-row>
        <table:table-row table:number-rows-repeated="1047512" table:style-name="ro1">
          <table:table-cell table:number-columns-repeated="16384"/>
        </table:table-row>
      </table:table>
      <table:database-ranges>
        <table:database-range table:target-range-address="Tabelle1.B2:Tabelle1.F70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17-04-27T11:22:44Z</meta:creation-date>
    <dc:date>2017-04-28T09:39:42Z</dc:date>
    <meta:editing-duration>PT0S</meta:editing-duration>
  </office:meta>
</office:document-meta>
</file>